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n la reunion del 12 de Agosto la principal tarea realizada fue comprobar los puntos aque faltaban para acabar el TFG. Tras revisarlos estuvimos de acuerdo por lo que para la proxima reunion se debera haber avanzado en ellos.</text:p>
      <text:p text:style-name="Standard"/>
      <text:p text:style-name="Standard">Hemos resuelto tambien alguna duda como a la hora de realizar las tablas en overleaf, quitando un error que daba y explicando como se ponian filas y columnas y como se alineaban ya que es una manera algo extraña aunque no complicada. </text:p>
      <text:p text:style-name="Standard"/>
      <text:p text:style-name="Standard">Tambien hemos hablado del modelo de 3 capas que deberemos explicar (capa de presentacion (interfaz), de negocio (programación) y de datos (base de datos)) y que aparece tambien en el libro que me comento Domingo de los requisitos.</text:p>
      <text:p text:style-name="Standard"/>
      <text:p text:style-name="Standard">Ademas los requisitos estan aun mal clasificados, ya que hay requisitos no funcionales en la zona de requisitos funcionales y viceversa. Lo arreglaremos para la proxima reunion.</text:p>
      <text:p text:style-name="Standard"/>
      <text:p text:style-name="Standard">Por ultimo hemos quedado en cambiar el codigo de las importaciones del kivy o del numpy por ejemplo, para pasarlo todo como un modulo (que hay que importar) con las opciones de “try” para tener el codigo mas limpio y para que solo te importe estas cosas una vez, es decir, si aun no estan importadas.</text:p>
      <text:p text:style-name="Standard"/>
      <text:p text:style-name="Standard">Y eso seria todo, nos vemos el lunes que viene a la misma ho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19-08-12T16:25:09.37</meta:creation-date>
    <dc:date>2019-08-12T16:35:51.68</dc:date>
    <dc:creator>o </dc:creator>
    <meta:editing-duration>PT10M51S</meta:editing-duration>
    <meta:editing-cycles>2</meta:editing-cycles>
    <meta:generator>OpenOffice/4.1.3$Win32 OpenOffice.org_project/413m1$Build-9783</meta:generator>
    <meta:document-statistic meta:table-count="0" meta:image-count="0" meta:object-count="0" meta:page-count="1" meta:paragraph-count="6" meta:word-count="216" meta:character-count="1229"/>
  </office:meta>
</office:document-meta>
</file>